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6.5pt"/>
    </style:style>
    <style:style style:name="co3" style:family="table-column">
      <style:table-column-properties fo:break-before="auto" style:column-width="225.01pt"/>
    </style:style>
    <style:style style:name="co4" style:family="table-column">
      <style:table-column-properties fo:break-before="auto" style:column-width="417.09pt"/>
    </style:style>
    <style:style style:name="co5" style:family="table-column">
      <style:table-column-properties fo:break-before="auto" style:column-width="576.11pt"/>
    </style:style>
    <style:style style:name="co6" style:family="table-column">
      <style:table-column-properties fo:break-before="auto" style:column-width="549.1pt"/>
    </style:style>
    <style:style style:name="co7" style:family="table-column">
      <style:table-column-properties fo:break-before="auto" style:column-width="841.66pt"/>
    </style:style>
    <style:style style:name="co8" style:family="table-column">
      <style:table-column-properties fo:break-before="auto" style:column-width="776.81pt"/>
    </style:style>
    <style:style style:name="co9" style:family="table-column">
      <style:table-column-properties fo:break-before="auto" style:column-width="468.79pt"/>
    </style:style>
    <style:style style:name="co10" style:family="table-column">
      <style:table-column-properties fo:break-before="auto" style:column-width="458.76pt"/>
    </style:style>
    <style:style style:name="co11" style:family="table-column">
      <style:table-column-properties fo:break-before="auto" style:column-width="398.55pt"/>
    </style:style>
    <style:style style:name="co12" style:family="table-column">
      <style:table-column-properties fo:break-before="auto" style:column-width="347.61pt"/>
    </style:style>
    <style:style style:name="co13" style:family="table-column">
      <style:table-column-properties fo:break-before="auto" style:column-width="497.34pt"/>
    </style:style>
    <style:style style:name="co14" style:family="table-column">
      <style:table-column-properties fo:break-before="auto" style:column-width="566.05pt"/>
    </style:style>
    <style:style style:name="co15" style:family="table-column">
      <style:table-column-properties fo:break-before="auto" style:column-width="840.9pt"/>
    </style:style>
    <style:style style:name="co16" style:family="table-column">
      <style:table-column-properties fo:break-before="auto" style:column-width="253.39pt"/>
    </style:style>
    <style:style style:name="co17" style:family="table-column">
      <style:table-column-properties fo:break-before="auto" style:column-width="711.95pt"/>
    </style:style>
    <style:style style:name="co18" style:family="table-column">
      <style:table-column-properties fo:break-before="auto" style:column-width="556.81pt"/>
    </style:style>
    <style:style style:name="co19" style:family="table-column">
      <style:table-column-properties fo:break-before="auto" style:column-width="497.31pt"/>
    </style:style>
    <style:style style:name="co20" style:family="table-column">
      <style:table-column-properties fo:break-before="auto" style:column-width="384.66pt"/>
    </style:style>
    <style:style style:name="co21" style:family="table-column">
      <style:table-column-properties fo:break-before="auto" style:column-width="471.09pt"/>
    </style:style>
    <style:style style:name="co22" style:family="table-column">
      <style:table-column-properties fo:break-before="auto" style:column-width="874.09pt"/>
    </style:style>
    <style:style style:name="co23" style:family="table-column">
      <style:table-column-properties fo:break-before="auto" style:column-width="392.4pt"/>
    </style:style>
    <style:style style:name="co24" style:family="table-column">
      <style:table-column-properties fo:break-before="auto" style:column-width="448.75pt"/>
    </style:style>
    <style:style style:name="co25" style:family="table-column">
      <style:table-column-properties fo:break-before="auto" style:column-width="180.85pt"/>
    </style:style>
    <style:style style:name="co26" style:family="table-column">
      <style:table-column-properties fo:break-before="auto" style:column-width="184.71pt"/>
    </style:style>
    <style:style style:name="co27" style:family="table-column">
      <style:table-column-properties fo:break-before="auto" style:column-width="881.04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ЧТО_20_я_20_вижу_20_по_20_этому_20_поводу_20_в_20_своей_20_фазе">
      <style:table-properties table:display="true" style:writing-mode="lr-tb"/>
    </style:style>
    <style:style style:name="ta3" style:family="table" style:master-page-name="Что_20_я_20_колдую">
      <style:table-properties table:display="true" style:writing-mode="lr-tb"/>
    </style:style>
    <style:style style:name="ta4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5" style:family="table" style:master-page-name="Выскажись_20_видению_20_как_20_тёлке">
      <style:table-properties table:display="true" style:writing-mode="lr-tb"/>
    </style:style>
    <style:style style:name="ta6" style:family="table" style:master-page-name="Волк-Маугли_20_среди_20_волков">
      <style:table-properties table:display="true" style:writing-mode="lr-tb"/>
    </style:style>
    <style:style style:name="ta7" style:family="table" style:master-page-name="What_20_REALLY_20_happened">
      <style:table-properties table:display="true" style:writing-mode="lr-tb"/>
    </style:style>
    <style:style style:name="ta8" style:family="table" style:master-page-name="Является_20_ли_20_эта_20_вещь_20_шкалой">
      <style:table-properties table:display="true" style:writing-mode="lr-tb"/>
    </style:style>
    <style:style style:name="ta9" style:family="table" style:master-page-name="Сборка_20_пункта">
      <style:table-properties table:display="true" style:writing-mode="lr-tb"/>
    </style:style>
    <style:style style:name="ta10" style:family="table" style:master-page-name="Чем_20_пункт_20_решает_20_повторяющиеся_20_проблемы">
      <style:table-properties table:display="true" style:writing-mode="lr-tb"/>
    </style:style>
    <style:style style:name="ta11" style:family="table" style:master-page-name="Почему_20_пункт_20_решает_20_повторяющиеся_20_проблемы">
      <style:table-properties table:display="true" style:writing-mode="lr-tb"/>
    </style:style>
    <style:style style:name="ta12" style:family="table" style:master-page-name="Решение_20_того_20_что_20_оно_20_решает">
      <style:table-properties table:display="true" style:writing-mode="lr-tb"/>
    </style:style>
    <style:style style:name="ta13" style:family="table" style:master-page-name="Какой_20_перманентный_20_вред_20_оно_20_решает">
      <style:table-properties table:display="true" style:writing-mode="lr-tb"/>
    </style:style>
    <style:style style:name="ta14" style:family="table" style:master-page-name="Его_20_методы_20_решения_20_перманентного_20_вреда">
      <style:table-properties table:display="true" style:writing-mode="lr-tb"/>
    </style:style>
    <style:style style:name="ta15" style:family="table" style:master-page-name="Чьи_20_ещё_20_повторяющиеся_20_проблемы_20_оно_20_решает">
      <style:table-properties table:display="true" style:writing-mode="lr-tb"/>
    </style:style>
    <style:style style:name="ta16" style:family="table" style:master-page-name="Решать_20_какие_20_повторения_20_ему_20_просто">
      <style:table-properties table:display="true" style:writing-mode="lr-tb"/>
    </style:style>
    <style:style style:name="ta17" style:family="table" style:master-page-name="Как_20_это_20_повторение_20_делает_20_меня_20_лучше">
      <style:table-properties table:display="true" style:writing-mode="lr-tb"/>
    </style:style>
    <style:style style:name="ta18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19" style:family="table" style:master-page-name="Благодарности">
      <style:table-properties table:display="true" style:writing-mode="lr-tb"/>
    </style:style>
    <style:style style:name="ta20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1" style:family="table" style:master-page-name="Default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4" style:family="table" style:master-page-name="Аннаунс_20_Начала_20_Ресёрча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Gnumeric-default">
      <style:table-cell-properties fo:background-color="#ffffff"/>
    </style:style>
    <style:style style:name="ce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fo:background-color="#ffffff"/>
    </style:style>
    <style:style style:name="ce29" style:family="table-cell" style:parent-style-name="Gnumeric-default">
      <style:table-cell-properties fo:background-color="#ffffff"/>
    </style:style>
    <style:style style:name="ce3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3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00"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Sans"/>
    </style:style>
    <style:style style:name="T4" style:family="text">
      <style:text-properties style:text-overline-style="none" style:text-overline-color="font-color" fo:color="#000000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Sans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1">
          <table:table-cell table:style-name="ce26" office:value-type="string" calcext:value-type="string">
            <text:p>Моя способность перемещаться</text:p>
          </table:table-cell>
          <table:table-cell table:style-name="ce29" table:number-columns-repeated="255"/>
          <table:table-cell table:number-columns-repeated="768"/>
        </table:table-row>
        <table:table-row table:style-name="ro1">
          <table:table-cell table:style-name="ce27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29" table:number-columns-repeated="255"/>
          <table:table-cell table:number-columns-repeated="768"/>
        </table:table-row>
        <table:table-row table:style-name="ro1">
          <table:table-cell table:style-name="ce27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29" table:number-columns-repeated="255"/>
          <table:table-cell table:number-columns-repeated="76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ЧТО я вижу по этому поводу в своей фазе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8"/>
        <table:table-column table:style-name="co1" table:number-columns-repeated="1023" table:default-cell-style-name="ce28"/>
        <table:table-row table:style-name="ro1">
          <table:table-cell table:style-name="ce26" office:value-type="string" calcext:value-type="string">
            <text:p>ЧТО я вижу по этому поводу в своей фазе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полёты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елепортации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531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28"/>
        <table:table-column table:style-name="co1" table:number-columns-repeated="1023" table:default-cell-style-name="ce28"/>
        <table:table-row table:style-name="ro1">
          <table:table-cell table:style-name="ce26" office:value-type="string" calcext:value-type="string">
            <text:p>Что я колдую?</text:p>
          </table:table-cell>
          <table:table-cell table:style-name="ce30" table:number-columns-repeated="255"/>
          <table:table-cell table:number-columns-repeated="768"/>
        </table:table-row>
        <table:table-row table:style-name="ro1">
          <table:table-cell table:style-name="ce27" office:value-type="string" calcext:value-type="string">
            <text:p>Что затрагивает эту задачу?</text:p>
          </table:table-cell>
          <table:table-cell table:style-name="ce30" table:number-columns-repeated="255"/>
          <table:table-cell table:number-columns-repeated="768"/>
        </table:table-row>
        <table:table-row table:style-name="ro1">
          <table:table-cell table:style-name="ce27" office:value-type="string" calcext:value-type="string">
            <text:p>Моя гипотеза, почему этот вопрос важен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способность быть где угодно когда угодно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права бывать где хочу и чтоб там был тот кого я хочу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метод бегства иногда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529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28"/>
        <table:table-column table:style-name="co1" table:number-columns-repeated="1023" table:default-cell-style-name="ce28"/>
        <table:table-row table:style-name="ro2">
          <table:table-cell table:style-name="ce26" office:value-type="string" calcext:value-type="string">
            <text:p>Что ты можешь сейчас сделать чтоб сделать себе хорошо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погладить Мусю и побыть с ней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иди. Что. Побудь с Мусей. Вернёшься через пол часа. Ничего не пиши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отлично. Теперь вопрос. Необходимость перемещаться у тебя была от изобилия майндмапов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мол “там это сделать проще чем здесь и лучше – поеду туда потом вернусь с результатом”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все эти виды преобразований с перемещением ушли в прошлое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что осталось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похавать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Эм…..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сё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как видишь. Перемещение часто в твоей жизни было частью логистики. Не чем-то стендалоун а путём между А и Б. Между состоянием А и Б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промежуточным шагом на пути преобразования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.е. виноградов групп это подлатало. Всё что осталось мы переберём. Договорились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(и радуется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да. без проблем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ок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в первую очередь пойми что перемещение файлов это тоже перемещение. И телепортация это тоже перемещение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ок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и собирание из кусочков пазла когда кусочки разбросаны по вселенной – тоже перемещение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ок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ну вот. Если ты это понял (действительно понял) то тут можешь дальше и не идти. Ну или идти – как хочешь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… похоже так я и закадрил эту Иру. Показал ей как найти то что она ищет никуда не ездя. Потому она и перестала ездить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ерно. Это волосы которые к ней прилипли. Иначе бы она ездила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ок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т.е. ездить полезно. Чтоб пересекаться с теми кому ты нужен. Но все удовлетворения того что ты нужен надо решать на месте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… не ну подготовка по психологии у меня опупенная. И не только. Я думаю мне полезно делать майндмапы даже без цели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огоспади чувак. С майндмапами разобрались уже. Реши почему ездить лучше чем сидеть дома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потому что еда разбросана по миру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Наконец-то. А почему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потому что блин разбросана. Потому что все кто её производят – долбят гвозди молотками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я тут вспомнил как мне чай приезжал из мексики…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ерно. Тут всё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ок…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479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28"/>
        <table:table-column table:style-name="co1" table:number-columns-repeated="1023" table:default-cell-style-name="ce28"/>
        <table:table-row table:style-name="ro2">
          <table:table-cell table:style-name="ce26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27" office:value-type="string" calcext:value-type="string">
            <text:p>Примеры сегодняшних коэффициентов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х3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в 2014м было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х7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на 2020й год (долго не программировал)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………… короче. Перемещать. Не только себя. Но вообще что угодно. Преобразовывать координату А в координату Б без разрушения предмета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ок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тут всё. Координаты бывают физические. Бывают информационные. Иерархические. хз. Ты удивишься сколько видов координат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координата это цифра. На оси. Любой оси.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смещение вдоль любой оси без смещения относительно друг друга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Вспомни … как чейндж оф бейс в интеграле происходит. Когда за ось принимают ту формулу которая проще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ипа если даже кривой интеграл – кривую линию можно принять за “основу” относительно которой считаются интегралы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и всё становится в 3 раза проще.во много раз проще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это ты и делал. Принимал их мир за чейндж оф бейс. И перемещал их куда им надо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…… эм…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<text:span text:style-name="T3">тут всё. Сделай файлик “</text:span><text:span text:style-name="T4">оси координат вдоль которых можно перемещаться</text:span>”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эм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та маленький файлик что трудно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ну ладно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сё. Иди.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501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28"/>
        <table:table-column table:style-name="co1" table:number-columns-repeated="1023" table:default-cell-style-name="ce28"/>
        <table:table-row table:style-name="ro2">
          <table:table-cell table:style-name="ce26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круто. Тут всё. Тарзанки и т.п. это всё относительные оси.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533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2">
          <table:table-cell table:style-name="ce26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30" table:number-columns-repeated="127"/>
          <table:table-cell table:number-columns-repeated="896"/>
        </table:table-row>
        <table:table-row table:style-name="ro2">
          <table:table-cell table:style-name="ce31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30" table:number-columns-repeated="127"/>
          <table:table-cell table:number-columns-repeated="896"/>
        </table:table-row>
        <table:table-row table:style-name="ro2">
          <table:table-cell table:style-name="ce30" table:number-columns-repeated="128"/>
          <table:table-cell table:number-columns-repeated="896"/>
        </table:table-row>
        <table:table-row table:style-name="ro2">
          <table:table-cell table:style-name="ce30" office:value-type="string" calcext:value-type="string">
            <text:p>я ездил по миру туда где мне не были рады.</text:p>
          </table:table-cell>
          <table:table-cell table:style-name="ce30" table:number-columns-repeated="127"/>
          <table:table-cell table:number-columns-repeated="896"/>
        </table:table-row>
        <table:table-row table:style-name="ro2">
          <table:table-cell table:style-name="ce30" office:value-type="string" calcext:value-type="string">
            <text:p>пока не понял что рады мне из-за знаний и возможностей которые я имел только в квартире во Львове.</text:p>
          </table:table-cell>
          <table:table-cell table:style-name="ce30" table:number-columns-repeated="127"/>
          <table:table-cell table:number-columns-repeated="896"/>
        </table:table-row>
        <table:table-row table:style-name="ro2">
          <table:table-cell table:style-name="ce30" office:value-type="string" calcext:value-type="string">
            <text:p>…</text:p>
          </table:table-cell>
          <table:table-cell table:style-name="ce30" table:number-columns-repeated="127"/>
          <table:table-cell table:number-columns-repeated="896"/>
        </table:table-row>
        <table:table-row table:style-name="ro2">
          <table:table-cell table:style-name="ce30" office:value-type="string" calcext:value-type="string">
            <text:p>потому я перестал расти и начал верить в философию “если дорасту – она сама приедет”</text:p>
          </table:table-cell>
          <table:table-cell table:style-name="ce30" table:number-columns-repeated="127"/>
          <table:table-cell table:number-columns-repeated="896"/>
        </table:table-row>
        <table:table-row table:style-name="ro2">
          <table:table-cell table:style-name="ce30" office:value-type="string" calcext:value-type="string">
            <text:p>хотя раньше я бы поменял свой мир на мир поближе к ней чтоб ей было проще приехать</text:p>
          </table:table-cell>
          <table:table-cell table:style-name="ce30" table:number-columns-repeated="127"/>
          <table:table-cell table:number-columns-repeated="896"/>
        </table:table-row>
        <table:table-row table:style-name="ro2">
          <table:table-cell table:style-name="ce30" table:number-columns-repeated="128"/>
          <table:table-cell table:number-columns-repeated="896"/>
        </table:table-row>
        <table:table-row table:style-name="ro2">
          <table:table-cell table:style-name="ce30" office:value-type="string" calcext:value-type="string">
            <text:p>…</text:p>
          </table:table-cell>
          <table:table-cell table:style-name="ce30" table:number-columns-repeated="127"/>
          <table:table-cell table:number-columns-repeated="896"/>
        </table:table-row>
        <table:table-row table:style-name="ro2">
          <table:table-cell table:style-name="ce30" table:number-columns-repeated="128"/>
          <table:table-cell table:number-columns-repeated="896"/>
        </table:table-row>
        <table:table-row table:style-name="ro2">
          <table:table-cell table:style-name="ce30" office:value-type="string" calcext:value-type="string">
            <text:p>т.е. ей иногда не по зубам сдвинуть себя вдоль одной из осей. т.е. может она просто не готова к движению</text:p>
          </table:table-cell>
          <table:table-cell table:style-name="ce30" table:number-columns-repeated="127"/>
          <table:table-cell table:number-columns-repeated="896"/>
        </table:table-row>
        <table:table-row table:style-name="ro2">
          <table:table-cell table:style-name="ce30" office:value-type="string" calcext:value-type="string">
            <text:p>знаешь типа… может. Есть тулзы. Но боится (типа ступор и т.д. причины разные)</text:p>
          </table:table-cell>
          <table:table-cell table:style-name="ce30" table:number-columns-repeated="127"/>
          <table:table-cell table:number-columns-repeated="896"/>
        </table:table-row>
        <table:table-row table:style-name="ro2">
          <table:table-cell table:style-name="ce30" table:number-columns-repeated="128"/>
          <table:table-cell table:number-columns-repeated="896"/>
        </table:table-row>
        <table:table-row table:style-name="ro2">
          <table:table-cell table:style-name="ce30" office:value-type="string" calcext:value-type="string">
            <text:p>…</text:p>
          </table:table-cell>
          <table:table-cell table:style-name="ce30" table:number-columns-repeated="127"/>
          <table:table-cell table:number-columns-repeated="896"/>
        </table:table-row>
        <table:table-row table:style-name="ro2">
          <table:table-cell table:style-name="ce30" table:number-columns-repeated="128"/>
          <table:table-cell table:number-columns-repeated="896"/>
        </table:table-row>
        <table:table-row table:style-name="ro2">
          <table:table-cell table:style-name="ce30" office:value-type="string" calcext:value-type="string">
            <text:p>короче. Координаты осей. Это всё решено.</text:p>
          </table:table-cell>
          <table:table-cell table:style-name="ce30" table:number-columns-repeated="127"/>
          <table:table-cell table:number-columns-repeated="896"/>
        </table:table-row>
        <table:table-row table:style-name="ro2" table:number-rows-repeated="111">
          <table:table-cell table:style-name="ce30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8"/>
        <table:table-column table:style-name="co1" table:number-columns-repeated="1023" table:default-cell-style-name="ce28"/>
        <table:table-row table:style-name="ro2">
          <table:table-cell table:style-name="ce26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много во вселенной ограничений по поводу этого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часто всё сводится к тому что мол “придумай из того что есть вместо того чтоб куда-то ехать или что-то перевозить”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часто ради логистической выгоды (типа быть посредником, иметь наживу и т.д.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могут даже посадить за перемещение чего-то вдоль каких-то осей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например антиквара через границу. Или денег с карты на карту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короче много в мире запретов или ограничений на то что и чем можно перемещать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ЧЕМ. т.е. по некоторым осям можно ходить только имея конкретный тул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2" office:value-type="string" calcext:value-type="string">
            <text:p>оси координат вдоль которых можно перемещаться с помощью тех или иных тулов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ок ладно пусть будет так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ещё лучше: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2" office:value-type="string" calcext:value-type="string">
            <text:p>оси координат вдоль которых можно перемещать что либо с помощью тех или иных тулов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вот теперь охуенно.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520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8"/>
        <table:table-column table:style-name="co1" table:number-columns-repeated="1023" table:default-cell-style-name="ce28"/>
        <table:table-row table:style-name="ro2">
          <table:table-cell table:style-name="ce26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тулы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оси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потребности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нужды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я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избыток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распрделение с мест где много в места где нет вообще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от. Отлично. Это уже похоже на цель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2" office:value-type="string" calcext:value-type="string">
            <text:p>оси координат вдоль которых можно перемещать что либо с помощью тех или иных тулов (в том числе оттуда где много туда где нет вообще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да. молодец. Ты сразу захотел всунуть свой член в каждую пизду в которой его щас нету. Чуть перебор но ты привыкнешь.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520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8"/>
        <table:table-column table:style-name="co1" table:number-columns-repeated="1023" table:default-cell-style-name="ce28"/>
        <table:table-row table:style-name="ro2">
          <table:table-cell table:style-name="ce26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сменой числовых значений вдоль оси. Готово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533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8"/>
        <table:table-column table:style-name="co1" table:number-columns-repeated="1023" table:default-cell-style-name="ce28"/>
        <table:table-row table:style-name="ro2">
          <table:table-cell table:style-name="ce26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Эм…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не ну решает не столько он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сколько тот предмет который переместили с точки А в точку Б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.е. кое где может не быть ВООБЩЕ решения повторяющейся проблемы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И……. когда моя способность переместить переместит туда этот предмет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о повторяющаяся проблема решится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будь этот предмет декорация или что-то ещё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само оно не решает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что порождает мысль что иногда переместив в голову тёлки недостающий кусочек апазла я могу её изменить не делая полноценный ресёрч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.е. я могу изучать показатели (неоспоримые показатели) что что-то там НУЖНО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и когда они все сходятся – просто всовывать туда этот предмет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это вроде было в формуле колдовства. Но… я как-то отнекался от этого в сторону создания систем которые дают это всем кому оно может быть нужно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в той мере в которой нужно… в наилучшей мере.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но я не думал начать с тех у кого ноль и кто рядом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это и есть тот расизм с которым мы в тебе боремся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“ты негр и у тебя нет банана – вот тебе банан”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))))))))))))))))))))))))))))))))))))))))))))))))))))))))))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погоди. Поржу и вернусь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так а шо делать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круги бы создали то что даст негру банан когда он попросит. А не будет всовывать ему его в горло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да но если нету. Если он ищет что-то и не знает что он это ищет потому что ему нужен банан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оооооооооооооооооооооооооооооооооооооооооооооооот. А вот это уже то из-за чего ты посрался с Олей.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что мол есть люди которые ищут машину потому что у них нет банана но орут когда им всовываешь банан вместо машины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ы говорил надо работать ради машины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Оля всовывала банан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это блядь квинтессенция вашей с ней ссоры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не ну блядь если заказ на машину я ж не могу всовывать банан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МОЖЕШЬ. ТЫ ОТКАЗАЛСЯ ОТ ПОНЯТИЯ ЗАКАЗОВ. ЧТО НАДО ТО И СДЕЛАЮ. НА ВРЕМЯ. Но потом ты понял что другие люди мечтают быть выше тебя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и просят тебя вредить себе. И из-за этого отказался работать бизнес аналитиком над чужими проектами например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Эм………. Есть такое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тут ещё есть нюанс. Были у тебя люди (тёлки в основном) которым ты всовывал банан и потом в виде смазки давал им кожуру которую они искали.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ну например создал Ольке 3Д модель Ауди А6…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Ирке задал вопрос который она от тебя ожидала. Который ей … смазал проникновение в её задолбанный мозг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Эм…….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т.е. ты реально сильно повзрослел когда понял что надо не только вложить банан и орать “почему не ешь”. Но вместо орания ещё и дать им те критерии после которых они схавают банан потому что поймут что он в принципе даёт им хоть немного то что они искали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серьёзно. Попробуй выебать тёлку будучи в костюме. Но дай ей банан. То что она ищет. Боже она сама свои все отверстия твоим писюном исковыряет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эм… фу. Какие подробности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блядь. Ну вот такие они бабы. Не знают чего хотят и все в дырках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…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иди дальше. Мало перемещать. В смысле мало перемещать от А до Б. Иногда люди хотят переместиться вдоль одной оси ради перемещения в другую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и даже если эти вещи ты понимаешь что несвязаны – ты понимаешь что иногда лучше их сдвинуть вдоль основной оси, а потом хоть немного толкнуть ту ось которую они хотели сдвинуть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.е. они думают что связь есть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но на деле они просто не знают ни того ни того. Равно как чувак думающий что педаль в машине толкает гномиков крутящих пидали в машине и она от этого едет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короче ты перемещаешь преобразователь. Либо то что можно преобразовать (гвоздь). Это всё решается кругом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ы решишь все проблемы кругом и вопросником. Связанные с логистикой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все будут потом перемещаться только ради одиночества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эм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тебе трудно меня слушать. Ты прожил 30 лет думая что трава на том берегу а не на этом. Но это пройдёт. Просто создай список осей для начала. А там посмотришь. Ты пианист. Ты привык преображать перемещениями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но ты привыкнешь преображать и без этого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Эм……. А вот о последнем по подробней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можешь создать отдельный документ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2" office:value-type="string" calcext:value-type="string">
            <text:p>оси координат вдоль которых можно перемещать что либо с помощью тех или иных тулов (в том числе оттуда где много туда где нет вообще, в том числе оси перемещение по которым создаёт преобразование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от. Последнее ты понимаешь лучше всего. Потому ты и поверил в майндмапы. Потому что накопал кучу тулзов и разложил их по полочкам. Но… это реально пролетарий. Это не выход.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451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8"/>
        <table:table-column table:style-name="co1" table:number-columns-repeated="1023" table:default-cell-style-name="ce28"/>
        <table:table-row table:style-name="ro2">
          <table:table-cell table:style-name="ce26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ну дневник повторений и вопросник решают все причины перемещений кроме тех которые изначально свободны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.е. кроме свободных полётов (бесцельных, т.е. когда реально всё удовлетворено но почухать зудилку перемещения надо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перемещение это почти потребность для многих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хоть она и болезненная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и лечется годом изоляции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короче. Вопросник решил всё. Можно сказать всё. Не всё но 99.99995%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ок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523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28"/>
        <table:table-column table:style-name="co1" table:number-columns-repeated="1023" table:default-cell-style-name="ce28"/>
        <table:table-row table:style-name="ro2">
          <table:table-cell table:style-name="ce26" office:value-type="string" calcext:value-type="string">
            <text:p>Какой перманентный вред нанесённый мне оно решает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разве что перемещение меня к тем кругам которые уже умеют из меня делать то что мне надо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Аналог – сьездить на курсы. Или к врачу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сьездить в круг который превратит меня как А в Б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но это тоже вроде как решилось кругами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эм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2" office:value-type="string" calcext:value-type="string">
            <text:p>либо отдельный ресёрч – точки начал и концов разных кругов (перемещателей вдоль этих осей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2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 (в том числе оттуда где много туда где нет вообще, в том числе оси перемещение по которым создаёт преобразование, в т.ч. случаи когда ось идёт в одну сторону а потом по другой оси идёт что-то обратно – типа обмен – как оплата труда и т.п.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так погоди. т.е. преобразование это тоже ось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ооооооооооооооот. Вот здесь ты и поплыл. И да и нет. Ты видел что да. А для кого-то это волшебство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т.е. да. Ты прав. Преобразования тоже можно рассмотреть как оси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но вот вопрос разветвляющейся оси ты не понял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особенно в каком направлении выбрать движение если орут одинаково и туда и туда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и выяснилось что Оси могут быть любые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что тебе решать куда ты построишь ось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это лишь условности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это всё ты опишешь в списке. Тут мы пишем просто идею. И почему список бесконечен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хотя тебе плевать на бесконечность тебе надо понять лишь общие черты.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508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8"/>
        <table:table-column table:style-name="co1" table:number-columns-repeated="1023" table:default-cell-style-name="ce28"/>
        <table:table-row table:style-name="ro2">
          <table:table-cell table:style-name="ce26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давание мне “зелёной травы на том берегу”. Хотя бы временно. Чтоб я понял что она мне не нужна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опять таки. Все временные решения ты убрал вопросником.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можешь даже об этом на главной записать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вот.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.е. ты определил что даже неважно какие тулзы перемещают тебя по оси. Важно какую ось ты выбрал (потому что тулзы на том или ином этапе оси могут меняться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нормик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528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28"/>
        <table:table-column table:style-name="co1" table:number-columns-repeated="1023" table:default-cell-style-name="ce28"/>
        <table:table-row table:style-name="ro2">
          <table:table-cell table:style-name="ce26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Чей-то избыток может решить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потребность тех кто рядом с тем кому ты это решаешь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может быть потребности его паразитов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вариантов много. Ты пытаешься найти лишь самые явные для себя самого. Только майндмапы смогут превратить в ось (или в плоскость) всю паутину их причин и целей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.е. майндмапы нужны опять таки чтоб видеть всю картину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но это не значит что они панацея. Всё опять сводится к кругам. 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528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28"/>
        <table:table-column table:style-name="co1" table:number-columns-repeated="1023" table:default-cell-style-name="ce28"/>
        <table:table-row table:style-name="ro2">
          <table:table-cell table:style-name="ce26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эм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если что-то и избыточно так это способность находить новые и разные пути от любых точек к любым точкам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.е. способность искать пути – это единственное что я вроде как вижу бесконечное.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можешь ответвиться в точке А1, можешь в точке А5. Главное чтоб дошёл до Б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а это опять возвращает нас к майндмапам и континуус ресёрчам.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529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28"/>
        <table:table-column table:style-name="co1" table:number-columns-repeated="1023" table:default-cell-style-name="ce28"/>
        <table:table-row table:style-name="ro2">
          <table:table-cell table:style-name="ce26" office:value-type="string" calcext:value-type="string">
            <text:p>Как это повторение делает меня лучше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после того как походишь в достаточное количество конечных целей – понимаешь что они все – одно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.е. я не знаю наверно так я пришёл к своим первым понимаиям связей между компонентами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первым майндмапам которые я наверно делал ещё до того как узнал что есть такое слово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я ж блин пришёл в майндмапы уже после 3х лет ресёрчей тайм менеджмента и всего остального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надо продавать.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529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28"/>
        <table:table-column table:style-name="co1" table:number-columns-repeated="1023" table:default-cell-style-name="ce28"/>
        <table:table-row table:style-name="ro2">
          <table:table-cell table:style-name="ce26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когда впервые пошёл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когда впервые забилось сердце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не знаю. Явно раньше чем я себя помню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отсюда вывод. На перемещении строятся более сложные структуры.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528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2">
          <table:table-cell table:style-name="ce26" office:value-type="string" calcext:value-type="string">
            <text:p>БЛАГОДАРНОСТЬ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* примеры благодарности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его (предмет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его существование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всё что он(о) даёт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всех кто мне что либо даёт когда оно у меня есть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всё что мне приходит когда оно у меня есть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всех ради кого оно создаётся поддерживается и защищается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всё ради чего оно создаётся поддерживается и защищается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* возможно ещё некоторые виды из вопросника самоанализа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спомнил Олю из Кременчуга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которую я поехал ебать.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за последние деньги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порешал все перемещения (её и свои) и в итоге получил 2 кило отменных сисек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… угу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угу. Я думаю ты бы даже мог и в том доме её пялить. И может быть даже она бы тебя вылечила. От всего. Если б ты не защищал свою болезнь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.е. есть такое понятие как перемещение вооль каких-то преобразовательных осей без участия твоей воли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.е. ты вроде как всё спланировал но видел что есть ось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я почти уверен что ты бы даже её не выебал если бы … я не знаю. Я не уверен что ты бы её ебал если б … я не уверен что всё бы так обернулось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хотя я точно знаю что это был лучший вариант… но ты посмотрел куда он идёт и попробовал измениться в этом направлении без этого дома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потому что ты там был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и понимал что назад бы оно не переместилось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у меня было время. Цигель цигель. А они гнали пургу “прийди через 3 часа” и т.п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ы забрал сумку и нашёл более подходящий дом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потому что мир клином не сошёлся на том или ином доме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эм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 итоге ты определил общие черты между первым домом и вторым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И .. этим клином была только Олька. Всё остальное пошло по пизде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я честно тебе скажу ты бы мог её отпялить и пожёще. Если б не ждал до ночи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я хз. Я не знаю как бы всё обернулось. Если б так же я б вылечил все свои раны и сэкономил вероятно два года на траханьи Ольки со Львова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а может и нет. А может быть я бы дневник не начал делать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а может быть я бы вернулся сразу в ресёрч психологии (потому что она мне его дала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а может я бы уехал без воспоминаний. Я хз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куча возможных ответвлений. Бесконечно много. Осей бесконечно много и все они расходятся во всех точках сразу. Фрактальная паутина осей во вселенной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знаю одно. Я хотел её сиськи. И я их увидел. И знаю что я в той второй хате ощущал себя более комфортно чем в первой. Потому что пятый этаж. Потому что зеркала. Потому что не сбежать. Потому что нет бреда бабулек указывающих мне что и когда делать. И по каким осям ходить. т.е. которые говорят “вот хата – можешь ходить по любым осям в этот промежуток времени”. А в первой хате они претендовали на то по каким осям мне ходить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угу. И потому живут беднее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меня удивило просто …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как это всё похоже на Хмельницк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эм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мне интересно, меняет ли набор майндмапов в голове архитектуру в жизни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я вроде как изучил много вещей не-майндмапных но майндмапы были те же.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и получил такой же хмельницкий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может надо было изучать оси которые я хочу иметь в своей жизни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а не всё подряд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ипа идти от противного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начинать ресёрч с того что я ХОЧУ иметь. А потом уже разбивать на запчасти и 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подумай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вот. Супер. Тут всё.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474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28"/>
        <table:table-column table:style-name="co1" table:number-columns-repeated="1023" table:default-cell-style-name="ce28"/>
        <table:table-row table:style-name="ro2">
          <table:table-cell table:style-name="ce26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ходун ходунецкий. Ходит ходит. Делает то в одном углу то в другом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носится по карте и ищет “идеальный кусочек пазла который можно пустить по своей пизде”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.е. челоек который не развивается ПОД задачу, а ищет ЗАДАЧУ которая подойдёт под его идеальный круг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ну вот. Но ведь находил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и нет и да. Находил. На уан найт стенд. Но ты не учёл что круги тоже изнашиваются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и что 15-часовая поездка ради траха это… так себе удовольствие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нормальное удовольствие.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у тебя ведь Катьковна была. Где она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мне комфортно когда они подальше от моего дома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ОТ, ВОТВОТВОТ. ЭТО РАЗБЕРИ. Ситуации когда ты хочешь защищаться от кого-то методом перемещения координат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вообще у тебя целый вопрос есть “это ось?”… т.е. сегодня ты бы Катьковну выебал не гляядя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вопрос в том что мол…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бля я не знаю.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я тебе так скажу. В мире полно баб с хорошими сиськами.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если это твой единственный критерий то.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ОТ ВОТ. Ты ездил не к Оле. А к доказательству что я могу иметь баб с такими грудьми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а мы тебе дали критерии в которых ты бы понял что можешь иметь не только её но и В ПРИНЦИПЕ оль. А так на это ушло 2 года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вот подумай что бы было если б ты её выебал в том доме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хз. вернулся бы в ментализм наверно. Не знаю. Раньше бы начал восстанавливать свои ресёрчи. Не потратил бы 2 года на Олю это точно. Понял что не надо быть “охуенным принцом на белом коне” чтоб кого-то ебать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отвот. Это всё решилось вопросником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.е. то как тебе со скрипом шёл гештальт – там и тогда он бы решился быстрее и нежнее. Прикинь. Та дыра. Ты. И её сиськи. А в другой комнате её дочка смотрит телек всю ночь. Нормально было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эм… зато ты увидел чем чревата жизнь с нею. Я хз. Может быть она б и не дала. Не знаю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и ещё был бы вывод. Что условия могут быть и не идеальны со всех точек зрения. Лишь бы до цели достигали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от именно. Но если я еду без конкретной цели то… короче. Меня не устраивало что они не уходят из моего дома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ок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ты б сегодня поехал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нет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а если б это стоило там… ну… тех же 100грн кторые у тебя лежат на полке. Или 60грн. Вот 60 грн которые у тебя в личных расходах. На то чтоб её выебать. Ты бы поехал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ну или 20? так чтоб вместе с хатой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Эм…….. нет. Я бы ресёрчил почему туда мне так долго ехать. И … много чего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от вот. Молодец. Наконец ты понял. Что ты решал перемещением тот факт что твой идеальный круг искал гвозди по всему миру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вместо того чтоб создавать круг который бьёт гвозди по всему миру ОДНОВРЕМЕННО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………..ммм…. Вот теперь понятно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иди.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480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1">
        <table:table-column table:style-name="co1" table:number-columns-repeated="1024" table:default-cell-style-name="ce28"/>
        <table:table-row table:style-name="ro2">
          <table:table-cell table:style-name="ce33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тут такое дел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есть вещи которые не создат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оторые если даже создаёшь – они синтетически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бывает надо мне витамины там или какую-то ед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чтоб она была мне надо чтоб мне привезли треску и рыбий жир например из Одессы. Или из заграницы (с Сибири или… с европы или ещё откуда-то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я могу сколько угодно делать круги доставлению до меня рыбьего жира. Но это всё равно сведётся к кругу перемещения частей рыбы оттуда сюда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тому что “натур продукт” и т.п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реально есть вещи которые легче просто привезт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ЛЕГЧЕ ПРИВЕЗТИ. Мол НАХРЕНА мне делать что-то с нуля если можно просто взять и … поехать туда где оно есть… или привезти это оттуда сюда… а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от прикинь если я щас добавлю в вопросник вопрос “можешь ли ты поехать туда где оно есть в самом лучшем качестве и наестся этого или привести обратно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ж наелся сиськами той Оли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раз и навсегда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ж помнишь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то такое жить нормально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огда огромные буфера наездницы подпрыгивают и тебе никуда не надо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 угу…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вот вот. Ключевой момент “тебе никуда не надо”. Там. Из той точки. Это критерий. Ощущение. Что ты приехал за тем за чем ехал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хотел не жить в условиях в которых ты вырос. И не в условиях кторых достиг. А в чём-то лучшем. Большем. хз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олдовство тебе дало. Ты исследовал это. И увидел что они на твоём пути. И начал искать альтернативу. Путь в ктором не требуют от тебя повиновения чтоли хз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это всё твоя новая татуировка. Короче. Прикинь. Чувиха из Харькова бы сказала сегодня “я тебя выебу”. Ты б приехел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ет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а если б чувиха со Львова сказала “я <text:s/>тебя выебу”? Ты б приехал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ет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а если б соседка? Прям вон Маруся с соседней квартиры. Позвонила и сказала твоей маме “можно Сергея”? С компом мол помоч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бы пришёл а она себа и сказала “я тебя выебу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стель разложена и т.п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 только когда речь о разложенной постели и сброшенной одежде зашла я подумал что возможно. Но я больше не буду бросаться на тех кто хоть немного одет.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 с Олькой устал от наебалова. Я хочу видеть товар.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вот вот. Но с майндмапами суть в том что ты видишь ЧАСТЬ ТОВАРА. И если тебя устраивают те части что ты видишь ты МОЖЕШЬ взять товар целиком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я б щас даже наверно от Ольки с Хмельницка отказался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 почему можешь сказать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потому что я это выдумал. Я получил много не того что ожидал. Я…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ТЫ ПРИЕХАЛ. И ПОЛУЧИЛ РОВНО ТО ЧТО ОЖИДАЛ. СНОВА. И ТЕБЯ ЭТО РАЗОЧАРОВАЛО. ПОТОМУ ТЫ И НАШЁЛ ДРУГУЮ ХАТУ И Т.П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короче. Если ты готов определять пазлы по кусочкам – можем с тобой поговорить о майндмапах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апример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у вот Агилера поёт. И говорит тебе потелефону “хеллоу айм агилера, выеби менья”. Твои действия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прикол какой-то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……………….. похоже ты просто имеешь заниженную самооценку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похоже я просто устал её повыша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не нормально понимаешь. Постель есть. Муся есть. Ходить никуда не надо и НЕТ ВОЗМОЖНОСТИ. Зачем эти гипотезы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затем что ты в Киев уехал с 200 гривнами. И стал боссом мафии по айфонам. Гипотезы важнее ресурсов. Они скажут тебе где можно найти кусочек пазла. Вместо того чтоб искать что в себе улучшить – ты найдёшь что воткнуть в то что есть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я спрашиваю потому что твоё улучшение ходит кругами. Ты удаляешь и потом начинаешь снова искать. Вспомни ту Йулю с ноутбуком. Которая попалась на колдовскую удочку и т.п. Ты видел что говорить. Рос и т.п. А потом ты поплыл. И она тоже. И всё пошло шкереберть. А почему хочешь узнать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почему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по той же причине по которой ты начал искать вторую хату когда приехал к Ольке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а именно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частичный прыжок для тебя больше не прыжок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а. так есть. Не прыжок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а но ты не мог определить является ли он частью того что тебе нужно или нет. Ты тот ноутбук даже не увидел. А если б увидел.. он бы подошел тебе лучше чем тот системник что есть сейчас. Равно как и ……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я не хочу попать в путь бесконечных изменений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вот. Это и есть причина. Главная причина. Ты считаешь что путь бесконечных изменений это путь вникуда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а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а по моему он просто указывает на направления которые ты никогда не ресёрчил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селенная тоже бесконечна знаешь. Но ты её понял когда сделал майндмап эволюции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я могу это записать как “круги повторяющихся циклов”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а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вот. Вот вот вот. Это то что ты убирал. им. Себе. Всем. Не все повторения. А только те которые не заканчиваюстя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ради этого ты готов был поехать в Киев. Потому что не заканчивалось ни здесь ни там а если б приехал туда то может быть оно бы и кончилось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м……….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иди. Тут всё.</text:p>
          </table:table-cell>
          <table:table-cell table:number-columns-repeated="1023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2">
          <table:table-cell table:style-name="ce26" office:value-type="string" calcext:value-type="string">
            <text:p>Увидеть, что оно, и каждая его часть - это я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я и есть некий букет перемещений…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атомов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гормонов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крови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мыслей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электросигналов.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я исчезаю когда думаю о том из каких перемещений состою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сокращения мышц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спазмы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ы прав что решал на ходу тот бесконечный цикл повторений с хатой в Кременчуге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еми методами которые были под рукой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дом риа и т.д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прав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и мог бы снова приехать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если б имел время и деньги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но в том то и дело что у тебя нет времени и денег только потому что никто в этом доме больше не перемещается туда где есть их избыток выделенный на то что в избытке у тебя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эм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запищи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от. Теперь ты понимаешь что искать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и образов у тебя нету потому что ты их гробил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как только ты перестаёшь от них бегать то ты всё начинаешь видеть как надо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эти списки перенесёшь в список примеров тоже. Тут всё.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507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2">
          <table:table-cell table:style-name="ce26" office:value-type="string" calcext:value-type="string">
            <text:p>Увидеть, что оно и каждая его часть видит во мне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ыгодность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обмены через вопросник браво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531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1">
        <table:table-column table:style-name="co1" table:number-columns-repeated="1024" table:default-cell-style-name="ce28"/>
        <table:table-row table:style-name="ro2">
          <table:table-cell table:style-name="ce33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в том то и дело что я не могу континуус защищаться во время перемещения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 могу находиться на людях пару часо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том начинается вред себ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хотя хуй его знает может я просто не знаю как защищаться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 ж как-то жил в Киеве в конце концов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адо подума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ут всё.</text:p>
          </table:table-cell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1">
        <table:table-column table:style-name="co19" table:default-cell-style-name="ce28"/>
        <table:table-column table:style-name="co1" table:number-columns-repeated="1023" table:default-cell-style-name="ce28"/>
        <table:table-row table:style-name="ro2">
          <table:table-cell table:style-name="ce34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2">
          <table:table-cell table:style-name="ce33"/>
          <table:table-cell table:number-columns-repeated="1023"/>
        </table:table-row>
        <table:table-row table:style-name="ro2">
          <table:table-cell office:value-type="string" calcext:value-type="string">
            <text:p>а. вот. Я тебе напомню. Я хотел поехать к Вале. Но не мог. А потом она выросла и т.п. и … хуй его знает. Я мог пару раз к ней приехать.даже щас могу. Просто ей это не надо и мне тоже. Я хз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 бы хотел знать как это контролировать. А не только… рваться к каждой дуре которая орёт “выеби меня или ты не мужык”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т.е. опять таки слабость внедрённая тебе Олей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аверно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слабости. Запиши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от. И всё.</text:p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0" table:default-cell-style-name="ce28"/>
        <table:table-column table:style-name="co1" table:number-columns-repeated="1023" table:default-cell-style-name="ce28"/>
        <table:table-row table:style-name="ro2">
          <table:table-cell table:style-name="ce26" office:value-type="string" calcext:value-type="string">
            <text:p>Что сделать чтоб оно увидело во мне и всех моих частях себя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слабости ты записал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сильные стороны тоже запиши. Мне надо знать что ты можешь. Чтоб знать куда тебя отправлять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ообще-то я целый майндмап начал. “мои навыки”. Просто комп гавкнул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почини блядь компы. До них дойдём. Тут всё.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528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28"/>
        <table:table-column table:style-name="co1" table:number-columns-repeated="1023" table:default-cell-style-name="ce28"/>
        <table:table-row table:style-name="ro2">
          <table:table-cell table:style-name="ce26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5"/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короче весь вопрос был лишь в том… что та пара сисек не стоила тех 1000км кривых дорог по ночам, которыми ты туда ехал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и всё что было после (планировка поездок по всей украине на колене на вокзале, приставания к тебе людей на вокзале, поездка потом в каменец который ты даже не помнишь и т.д.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всё это… хз. Всё это было … лишним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.е. есть какая-то грань .. эмоций. Выше которой всё что происходит у меня в мозгах уже не записывается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.е. если б я ничего больше не имел я б её помнил. А так… я короче пытаюсь понизить событие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чтоб оно лучше запомнилось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хотя хз. А может мне не надо было всего этого.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может мне надо было просто … перестать себя гробить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может мне надо было просто … пропустить все свои достижения через вопросник тоже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вот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.е. ты бы поехал к ней же. Но вопрос. А если б была ДРУГАЯ тёла. Даже в том же городе. Даже с такими же сиськами. Ты бы ащс поехал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нет. Я говорю да но у меня нет денег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госпади если б были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понимаешь нет образов значит нет и притягиваний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я решаю всё кругами теперь. Я ебал тратить нервы на временных затычек. Мне отбили желания. Все. Я получил один раз что хотел и понял что оно делает меня хуже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по этому я перестал мечтать. Запретил себе мечтать. Потому что мечты меня балуют. Иделают меня козлом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мне так кажется по крайней мере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слова очень бедного человека. Давай так. Я скажу что делать а ты сделай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ок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ресёрч аутсайд ин. Начни с хаты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эм ты задрал меня изменениями порядка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я? задрал? Мы только начали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Какое-то сразу … спокойствие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о. а я говорил. Начинать надо с главного. А не с каждого болтика который валяется на полу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а потом приходит мать и орёт на меня за болтик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потому что ты начал не с главного. А ну запиши. То что окружает меня 24\7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от! Хорошо! И на этой весёлой ноте закончим. Ты так ресёрчил когда тебя 24 на 7 окружали мрази-манипуляторы. Ты пошёл в политех и понял что к чему. Продолжай в том же духе хули. Хотьтолк будет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а то будет как с банками. Все одинаковые но как копнёшь каждую индивидуально окажется что зря время потратил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да кстати. А как на счёт преобразований максимизирующих прибыль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эм. ну задай этот вопрос ладно чо. Просто я думал может ты хочешь вообще порядок наводить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не знаю. Я устал анализировать значки снова и снова которые нихера не стоят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или ноутбук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устал юзать примеры перфекционизма но жить в бедности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устал смотреть как все развиваются а я смотрю на ту же савдеповскую мебель с рюмкамии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устал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Так. 24 на 7 ты записал. Тут всё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480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28"/>
        <table:table-column table:style-name="co1" table:number-columns-repeated="1023" table:default-cell-style-name="ce28"/>
        <table:table-row table:style-name="ro2">
          <table:table-cell table:style-name="ce26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биопанк посмотри какой нибудь. Про симбиотов и т.п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одни хотят ограничить. Другие хотят направить в их сети. Всё это решается верными майндмапами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ресёрчами верных вещей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ут всё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530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3">
          <table:table-cell table:style-name="ce26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30" table:number-columns-repeated="255"/>
          <table:table-cell table:number-columns-repeated="768"/>
        </table:table-row>
        <table:table-row table:style-name="ro4">
          <table:table-cell table:style-name="ce27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ряд ли меня кто-то мечтал увидеть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Дмитриева мечтала наверно о моём члене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а больше никто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Куимова мечтала залезть мне на шею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и дальше мечтает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хз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блядь ну нету никого кто мечтал бы о моём перемещении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даже когда ограничивают. Имнасрать куда я перемещаюсь. Они лишь против того чтоб я … что-то когда приеду преобразовывал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.е. я это решил способностью забивать все гвозди в мире одновременно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ут вроде как всё в порядке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523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28"/>
        <table:table-column table:style-name="co1" table:number-columns-repeated="1023" table:default-cell-style-name="ce28"/>
        <table:table-row table:style-name="ro5">
          <table:table-cell table:style-name="ce36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некоторые колдуют халяву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мол приеду в их дом и всё порешаю. Я ж типа решаю всюду где дотянусь. И решаю хорошо. Значит надо притащить меня в свой дом. И дать мне свободу. И всё будет чики пуки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ак хедхантеры работают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но это тоже решилось круом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многое решилось кругом.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529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28"/>
        <table:table-column table:style-name="co1" table:number-columns-repeated="1023" table:default-cell-style-name="ce28"/>
        <table:table-row table:style-name="ro2">
          <table:table-cell table:style-name="ce26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(моя гипотеза что этот вопрос важен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ЧСВ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решилось вопросником (не доказыванием что я важнее их а.. анализом зачем мне что-то нужно и т.д.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большая часть войн ЧСВ связана именно с тем что ни один ни второй не уверен в своём ЧСВ и они оба нуждаются в его коррекции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огда мир может их свести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но… это опять таки решается проактивным решением вопросника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направленным на решение всех таких гвоздей в мире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527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28"/>
        <table:table-column table:style-name="co1" table:number-columns-repeated="1023" table:default-cell-style-name="ce28"/>
        <table:table-row table:style-name="ro2">
          <table:table-cell table:style-name="ce26" office:value-type="string" calcext:value-type="string">
            <text:p>Что ЭТА ПРОБЛЕМА решает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сё описал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поиск нужного куска пазла и т.п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запишу это в тех две строчки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2" office:value-type="string" calcext:value-type="string">
            <text:p>либо отдельный ресёрч – точки начал и концов разных кругов (перемещателей вдоль этих осей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2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 (в том числе оттуда где много туда где нет вообще, или куда-либо в поисках нужного кусочка пазла, или в том числе оси перемещение по которым создаёт преобразование, в т.ч. случаи когда ось идёт в одну сторону а потом по другой оси идёт что-то обратно – типа обмен – как оплата труда и т.п.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от вот. Теперь точно всё.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525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2">
          <table:table-cell table:style-name="ce26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первый пример который придумал это Снежана. т.е. была у меня дура с которой пиздел два года по телефону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и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я не знаю я в какой-то момент сел в поезд и поехал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и я признаю что это был психоз.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валить не знаю куда ради какой-то бабы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но я поехал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хотя погоди я в Нежин вроде ездил уже в Институте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Я … курсе на втором-третьем наверно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втором кажись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вспомни. Куимова уже мне лапши навешала. И я лето провёл в этих поездках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я не от фонаря ездил. Я приехал туда не знаю куда потому что так надо было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или нет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я поехал туда с плеером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ем плеером который я потерял на йоге. Или спиздили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… который подарил Дима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плеером на котором играли песни этих как их.. рок ен рольщиков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угу свинг свинг елвис джейлрок и сигареты одна за другой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помню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кошмар. Да. Очень бубновая была поездка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что ты имеешь ввиду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такая которая имеет смысл только для тебя. Это будет новая фраза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… хз. Бессмыслица. Новое слово выдумал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да. выдумал. Их все так выдумали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)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короче. Я помню эту поездку. Лет 18 тебе было. Или 19. и помню тот Нежин. Безразмерный. В котором сколько не идёшь – одни деревья. И люди все на великах. Помню помню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………….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а Дима таки был рядом ёпты. Я реально был бубновый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Дима был рядом с Цюпой. Цюпа был рядом с Димой. А ты был рядом с ними двумя потому что больше никого не знал. Когда узнал ты уехал от них. Фор а ризон. И этот ризон был в том что они на твою бубновость смотрели свысока. Может я и псих но я стараюсь. И оно мне важно. Я не хочу слушать “юз брейн” от чувака который не видел того что вижу я. Который думает что всё что мне светит это пустые двери за которыми нет ничего. Тогда как я столкнулся с пониманием что за дверями будет всё что тебе нужно лишь бы ты продолжал решать всемирные проблемы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эм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ты не наёбывал так как цюпа. И не был на всех обижен как Дима “извиняйтесь передо мной”. Ты пойдёшь к кому угодно. А они к тебе нет. Потому ты и ушел из их компании. Потмоу что ты хочешь быть в компании людей которые таскают друг друга в места которые открывают им возможности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или типа того. Я не знаю как обьяснить. Они делали меня хуже. Они показывали мне что я делаю херню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хотя на деле я делал вещи которыми гордился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может я и неадекватно гордился тем что я раскусил какую-то дуру из Череповца. Но я её понял. Раскусил. Она … я видел куда она поставит крестики <text:s/>и нолики. И меня это возбуждало. Я знал что будет а значит получал зелёный свет на чтение других мыслей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от такие дела.а я не знаю что тебе сказать.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я решал короче тот факт что они гордились вещами которые я считал ничтожными, и они считали меня странным за вещи которыми гордился я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по этому я ушёл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мы не похожи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… а щас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и щас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а с Куимовой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это было давно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А с Катьковной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…………….. а с ней я ничем не гордился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когда ты последний раз гордился тем что кого-то выебал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эм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ну или использовал по крайней мере? Направил? Заманипулировал? Что ты обладал властью над кем-то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ни разу за последние года 4. может 3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отлично. А тогда ОЧЕНЬ гордился. Ты ж почитай. “да я… понял чувиху с Череповца...”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и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а среди них гордости на счёт этого не было. Юзаешь – юзай. Но прям гордости… никакой. При них тоже ты этим не гордился. При Диме когда заюзал того дискобольщика. И других. Да. Типа. Я юзаю. Но НЕ БЫЛО ГОРДОСТИ. Понимаешь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а должа быть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НЕ БЫЛО. ГОРДОСТИ. НИ В ЧЁМ. ПРИ НИХ. ПОТОМУ ОНИ И БЫЛИ ТВОИМИ ДРУЗЬЯМИ. КАК ТОЛЬКО ТЫ НАЧАЛ ПРИ НИХ ЧЕМ-ЛИБО ГОРДИТЬСЯ ТЫ ПРОПАЛ С ИХ ПОЛЯ ЗРЕНИЯ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МЫ сводим тебя только с теми с кем ты не испытываешь гордость по поводу того кто ты есть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потому что гордость не даёт тебе решать всемирные задачи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вот есть у тебя идеальный круг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ы им гордишься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НЕТ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но ведь есть чем. Почему ты им не гордишься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Наверно потому что легко дался. А может потому что мне ничего не стоит создать новый. А может потмоу что… я считаю что гордость не делает его лучше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ОТ ИМЕННО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т.е. то чем горжусь надо анализировать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НАКОНЕЦ-ТО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это ОЧЕНЬ серьёзный прогресс. Ты б с таким анализом всю филологию перетрахал. Вместе с преподавательницами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может не сразу. Но со временем. А может даже на первом курсе. Я не знаю. Я знаю что было много чего что тебе надо было знать. Что ты не изучал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надо было знать чтоб остаться там. Но ты ГОРДИЛСЯ тем чем ты занимаешься помимо этого. И по этому тебя не восприняли за своего. Понимаешь ты можешь гордиться только если это не мешает тебе забить все гвозди в мире. Но хороший круг тебе укажет что все гвозди чтоб забить надо понимать что текущая структура временная. И часто незаконченная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короче я могу тут ещё долго трындеть. О твоей гордости, о предметах твоей гордости. Но суть всегда одна. Твоя гордость тебя парализует. Ты думаешь я такой крутой значит можно ничо не делать. И перестаёшь делать. И всё исчезает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эм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как и твоя гордость мол “мой круг слишком хорош для этих значков”. Вместо того чтоб взять и выставить каждый значок отдельно и иметь 500 значков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иди. Тебе сказали не раз. “повысь цену”, выёбываешься сидишь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и мать на тебя орёт часто потому что ты считаешь её хуже себя. А не потому что ищешь в этой куче дерьма что-то полезное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у тебя нету алгоритмов нахождения чего-то полезного из чего угодно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уан ет зе атйм ты можешь это делать с твоими блядь ресёрчами. Но боишься. А тем более континуус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короче.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вот. Теперь полная картина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страхи дописал. Тут всё. Бож какой этот либреофис глючный это пиздец. Так. Тут всё? Готов идти дальше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нет. Ты говоришь страхи. А я считаю что это сильные стороны. То что я знаю что не надо ходить в район Х делает меня сильнее. Более выживаемым. Более… надёжным. Для всемирных проектов. Я заюзал страх себе на пользу. Я не могу так схавать твоё убеждение что любые повторения и страхи надо пропускать…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от видишь попёрло. В том чтоб решать предмет страха ещё лучше нет ничего херового. “айм бэтмен”. Человек боялся летучих мышей потому их изучил. И стал ими. История стара как мир. Страх сильный мотиватор а работа с ними освобождает кучу энергии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посмотрим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да. увидишь. На сегодня хватит пунктов. Доделай этот и всё.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398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28"/>
        <table:table-column table:style-name="co1" table:number-columns-repeated="1023" table:default-cell-style-name="ce28"/>
        <table:table-row table:style-name="ro2">
          <table:table-cell table:style-name="ce26" office:value-type="string" calcext:value-type="string">
            <text:p>Что ЭТА ПРОБЛЕМА колдует?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от вот. Страхи. Мне было страшнее подойти к девушке на улице на расстоянии метра чем поехать к такой же через всю страну на поезде и четыре с половиной часа потом ещё ехать на маршрутке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страхи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ы искал условия которых не боишься. В комбинации с нужным кусочком пазла. Это всё ты записал. Тут всё.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531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Есть ли у тебя системы в которые это можно уже просто кинуть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28"/>
        <table:table-column table:style-name="co1" table:number-columns-repeated="1023" table:default-cell-style-name="ce28"/>
        <table:table-row table:style-name="ro2">
          <table:table-cell table:style-name="ce26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 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<text:s/>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<text:s/>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7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вопросник мощный тул.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есть мысли создать списки следующего: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2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2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 (в том числе оттуда где много туда где нет вообще, или куда-либо в поисках нужного кусочка пазла, или в том числе оси перемещение по которым создаёт преобразование, в т.ч. случаи когда ось идёт в одну сторону а потом по другой оси идёт что-то обратно – типа обмен – как оплата труда и т.п.)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2"/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но я пока хз может стоит это в вопросник добавить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а может и в вопросинк и в общем. 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корче. Список. Ладно. Пусть будет. Тут всё.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65522">
          <table:table-cell table:style-name="ce3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Аннаунс Начала Ресёрча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2">
          <table:table-cell table:style-name="ce31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30" table:number-columns-repeated="127"/>
          <table:table-cell table:number-columns-repeated="896"/>
        </table:table-row>
        <table:table-row table:style-name="ro2">
          <table:table-cell table:style-name="ce27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30" table:number-columns-repeated="127"/>
          <table:table-cell table:number-columns-repeated="896"/>
        </table:table-row>
        <table:table-row table:style-name="ro2">
          <table:table-cell table:style-name="ce27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30" table:number-columns-repeated="127"/>
          <table:table-cell table:number-columns-repeated="896"/>
        </table:table-row>
        <table:table-row table:style-name="ro2">
          <table:table-cell table:style-name="ce27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30" table:number-columns-repeated="127"/>
          <table:table-cell table:number-columns-repeated="896"/>
        </table:table-row>
        <table:table-row table:style-name="ro2">
          <table:table-cell table:style-name="ce27" office:value-type="string" calcext:value-type="string">
            <text:p>а может даже в музей эту вещь дать</text:p>
          </table:table-cell>
          <table:table-cell table:style-name="ce30" table:number-columns-repeated="127"/>
          <table:table-cell table:number-columns-repeated="896"/>
        </table:table-row>
        <table:table-row table:style-name="ro2">
          <table:table-cell table:style-name="ce27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30" table:number-columns-repeated="127"/>
          <table:table-cell table:number-columns-repeated="896"/>
        </table:table-row>
        <table:table-row table:style-name="ro2">
          <table:table-cell table:style-name="ce27" office:value-type="string" calcext:value-type="string">
            <text:p>а так хоть отобью вложенные деньги.</text:p>
          </table:table-cell>
          <table:table-cell table:style-name="ce30" table:number-columns-repeated="127"/>
          <table:table-cell table:number-columns-repeated="896"/>
        </table:table-row>
        <table:table-row table:style-name="ro2">
          <table:table-cell table:style-name="ce30" table:number-columns-repeated="128"/>
          <table:table-cell table:number-columns-repeated="896"/>
        </table:table-row>
        <table:table-row table:style-name="ro2">
          <table:table-cell table:style-name="ce30" office:value-type="string" calcext:value-type="string">
            <text:p>я хз даже что аннаунсить. “буду ресёрчить оси перемещений и точки на них”</text:p>
          </table:table-cell>
          <table:table-cell table:style-name="ce30" table:number-columns-repeated="127"/>
          <table:table-cell table:number-columns-repeated="896"/>
        </table:table-row>
        <table:table-row table:style-name="ro2" table:number-rows-repeated="119">
          <table:table-cell table:style-name="ce30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Поисковый ресёрч" table:style-name="ta21">
        <office:forms form:automatic-focus="false" form:apply-design-mode="false"/>
        <table:table-column table:style-name="co1" table:default-cell-style-name="Default"/>
        <table:table-row table:style-name="ro2">
          <table:table-cell table:style-name="ce23" office:value-type="string" calcext:value-type="string">
            <text:p>Поисковый ресёрч</text:p>
          </table:table-cell>
        </table:table-row>
        <table:table-row table:style-name="ro2">
          <table:table-cell office:value-type="string" calcext:value-type="string">
            <text:p>т.е. список</text:p>
          </table:table-cell>
        </table:table-row>
        <table:table-row table:style-name="ro2">
          <table:table-cell table:style-name="ce24" office:value-type="string" calcext:value-type="string">
            <text:p>оси перемещений и точки на них</text:p>
          </table:table-cell>
        </table:table-row>
        <table:table-row table:style-name="ro2">
          <table:table-cell table:style-name="ce32" office:value-type="string" calcext:value-type="string">
            <text:p>точки на осях начал и концов разных кругов (перемещателей вдоль этих осей)</text:p>
          </table:table-cell>
        </table:table-row>
        <table:table-row table:style-name="ro2">
          <table:table-cell table:style-name="ce32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</table:table-row>
        <table:table-row table:style-name="ro2">
          <table:table-cell table:style-name="ce24" office:value-type="string" calcext:value-type="string">
            <text:p>оси перемещения оттуда где много туда где нет вообще</text:p>
          </table:table-cell>
        </table:table-row>
        <table:table-row table:style-name="ro2">
          <table:table-cell table:style-name="ce25" office:value-type="string" calcext:value-type="string">
            <text:p>оси перемещения куда-либо в поисках нужного кусочка пазла</text:p>
          </table:table-cell>
        </table:table-row>
        <table:table-row table:style-name="ro2">
          <table:table-cell table:style-name="ce25" office:value-type="string" calcext:value-type="string">
            <text:p>оси перемещение по которым создаёт преобразование</text:p>
          </table:table-cell>
        </table:table-row>
        <table:table-row table:style-name="ro2">
          <table:table-cell table:style-name="ce25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я копирую это на всякий случай в дневник. Но список буду вести тут.</text:p>
          </table:table-cell>
        </table:table-row>
        <table:table-row table:style-name="ro2">
          <table:table-cell office:value-type="string" calcext:value-type="string">
            <text:p>все преобразования</text:p>
          </table:table-cell>
        </table:table-row>
        <table:table-row table:style-name="ro2">
          <table:table-cell office:value-type="string" calcext:value-type="string">
            <text:p>провода с электронами</text:p>
          </table:table-cell>
        </table:table-row>
        <table:table-row table:style-name="ro2">
          <table:table-cell office:value-type="string" calcext:value-type="string">
            <text:p>все предметы смещения (кнопки и т.п.)</text:p>
          </table:table-cell>
        </table:table-row>
        <table:table-row table:style-name="ro2">
          <table:table-cell office:value-type="string" calcext:value-type="string">
            <text:p>направления</text:p>
          </table:table-cell>
        </table:table-row>
        <table:table-row table:style-name="ro2">
          <table:table-cell office:value-type="string" calcext:value-type="string">
            <text:p>прогрессы</text:p>
          </table:table-cell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2">
          <table:table-cell table:style-name="ce30" office:value-type="string" calcext:value-type="string">
            <text:p>Пока что я тут ничего писать не буду потому что время.</text:p>
          </table:table-cell>
          <table:table-cell table:style-name="ce30" table:number-columns-repeated="127"/>
          <table:table-cell table:number-columns-repeated="896"/>
        </table:table-row>
        <table:table-row table:style-name="ro2">
          <table:table-cell table:style-name="ce30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30" table:number-columns-repeated="127"/>
          <table:table-cell table:number-columns-repeated="896"/>
        </table:table-row>
        <table:table-row table:style-name="ro2">
          <table:table-cell table:style-name="ce30" office:value-type="string" calcext:value-type="string">
            <text:p>По этому не знаю. </text:p>
          </table:table-cell>
          <table:table-cell table:style-name="ce30" table:number-columns-repeated="127"/>
          <table:table-cell table:number-columns-repeated="896"/>
        </table:table-row>
        <table:table-row table:style-name="ro2">
          <table:table-cell table:style-name="ce30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30" table:number-columns-repeated="127"/>
          <table:table-cell table:number-columns-repeated="896"/>
        </table:table-row>
        <table:table-row table:style-name="ro2">
          <table:table-cell table:style-name="ce30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30" table:number-columns-repeated="127"/>
          <table:table-cell table:number-columns-repeated="896"/>
        </table:table-row>
        <table:table-row table:style-name="ro2">
          <table:table-cell table:style-name="ce30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30" table:number-columns-repeated="127"/>
          <table:table-cell table:number-columns-repeated="896"/>
        </table:table-row>
        <table:table-row table:style-name="ro2" table:number-rows-repeated="122">
          <table:table-cell table:style-name="ce30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23:27:06.519709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7</meta:editing-cycles>
    <meta:editing-duration>PT9H57M16S</meta:editing-duration>
    <meta:generator>LibreOffice/6.0.7.3$Linux_X86_64 LibreOffice_project/00m0$Build-3</meta:generator>
    <dc:title>Стандартный Вопросник</dc:title>
    <meta:creation-date>2020-04-20T13:12:08.956883737</meta:creation-date>
    <dc:date>2020-04-20T23:27:12.908086586</dc:date>
    <meta:document-statistic meta:table-count="38" meta:cell-count="639" meta:object-count="0"/>
    <meta:template xlink:type="simple" xlink:actuate="onRequest" xlink:title="Стандартный Вопросник" xlink:href="../../../../../Templates/Стандартный%20Вопросник.ots" meta:date="2020-04-20T13:12:07.235800995"/>
  </office:meta>
</office:document-meta>
</file>